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15a17c" officeooo:paragraph-rsid="0015a17c" style:font-size-asian="24.5pt" style:font-style-asian="normal" style:font-weight-asian="bold" style:font-size-complex="28pt" style:font-style-complex="normal" style:font-weight-complex="bold"/>
    </style:style>
    <style:style style:name="P2" style:family="paragraph" style:parent-style-name="Standard">
      <style:text-properties officeooo:rsid="0015a17c" officeooo:paragraph-rsid="0015a17c"/>
    </style:style>
    <style:style style:name="P3" style:family="paragraph" style:parent-style-name="Standard">
      <style:text-properties fo:font-size="20pt" fo:font-style="italic" style:text-underline-style="solid" style:text-underline-width="auto" style:text-underline-color="font-color" officeooo:rsid="0015a17c" officeooo:paragraph-rsid="0015a17c" style:font-size-asian="20pt" style:font-style-asian="italic" style:font-size-complex="20pt" style:font-style-complex="italic"/>
    </style:style>
    <style:style style:name="P4" style:family="paragraph" style:parent-style-name="Standard">
      <style:text-properties fo:font-size="20pt" fo:font-style="italic" style:text-underline-style="solid" style:text-underline-width="auto" style:text-underline-color="font-color" fo:font-weight="normal" officeooo:rsid="0015a17c" officeooo:paragraph-rsid="0015a17c" style:font-size-asian="20pt" style:font-style-asian="italic" style:font-weight-asian="normal" style:font-size-complex="20pt" style:font-style-complex="italic" style:font-weight-complex="normal"/>
    </style:style>
    <style:style style:name="P5" style:family="paragraph" style:parent-style-name="Standard">
      <style:text-properties style:text-underline-style="solid" style:text-underline-width="auto" style:text-underline-color="font-color" officeooo:rsid="0016c98c" officeooo:paragraph-rsid="0016c98c"/>
    </style:style>
    <style:style style:name="P6" style:family="paragraph" style:parent-style-name="Standard">
      <style:text-properties style:text-underline-style="none" officeooo:rsid="0016c98c" officeooo:paragraph-rsid="0016c98c"/>
    </style:style>
    <style:style style:name="P7" style:family="paragraph" style:parent-style-name="Standard">
      <style:text-properties officeooo:rsid="0017b287" officeooo:paragraph-rsid="001940af"/>
    </style:style>
    <style:style style:name="P8" style:family="paragraph" style:parent-style-name="Standard">
      <style:text-properties officeooo:rsid="001940af" officeooo:paragraph-rsid="001940af"/>
    </style:style>
    <style:style style:name="P9" style:family="paragraph" style:parent-style-name="Standard">
      <style:text-properties officeooo:paragraph-rsid="001a1b66"/>
    </style:style>
    <style:style style:name="P10" style:family="paragraph" style:parent-style-name="Standard">
      <style:text-properties officeooo:rsid="001a1b66" officeooo:paragraph-rsid="001a1b66"/>
    </style:style>
    <style:style style:name="P11" style:family="paragraph" style:parent-style-name="Standard">
      <style:text-properties officeooo:paragraph-rsid="0016036c"/>
    </style:style>
    <style:style style:name="P12" style:family="paragraph" style:parent-style-name="Standard">
      <style:text-properties style:text-underline-style="solid" style:text-underline-width="auto" style:text-underline-color="font-color" officeooo:rsid="0016c98c" officeooo:paragraph-rsid="001a5853"/>
    </style:style>
    <style:style style:name="P13" style:family="paragraph" style:parent-style-name="Standard">
      <style:text-properties fo:font-size="24pt" style:text-underline-style="solid" style:text-underline-width="auto" style:text-underline-color="font-color" officeooo:rsid="001a5853" officeooo:paragraph-rsid="001a5853" style:font-size-asian="24pt" style:font-size-complex="24pt"/>
    </style:style>
    <style:style style:name="P14" style:family="paragraph" style:parent-style-name="Standard">
      <style:text-properties officeooo:rsid="001a1b66" officeooo:paragraph-rsid="001a1b66"/>
    </style:style>
    <style:style style:name="P15" style:family="paragraph" style:parent-style-name="Standard">
      <style:text-properties officeooo:rsid="001a1b66" officeooo:paragraph-rsid="001a5853"/>
    </style:style>
    <style:style style:name="P16" style:family="paragraph" style:parent-style-name="Standard">
      <style:text-properties style:text-underline-style="none" officeooo:rsid="0016c98c" officeooo:paragraph-rsid="001a5853"/>
    </style:style>
    <style:style style:name="P17" style:family="paragraph" style:parent-style-name="Standard">
      <style:text-properties style:text-underline-style="none" officeooo:rsid="0015a17c" officeooo:paragraph-rsid="001a5853"/>
    </style:style>
    <style:style style:name="P18" style:family="paragraph" style:parent-style-name="Standard">
      <style:text-properties officeooo:rsid="0015a17c" officeooo:paragraph-rsid="001a5853"/>
    </style:style>
    <style:style style:name="P19" style:family="paragraph" style:parent-style-name="Standard">
      <style:text-properties fo:font-size="20pt" fo:font-style="italic" style:text-underline-style="solid" style:text-underline-width="auto" style:text-underline-color="font-color" officeooo:rsid="0015a17c" officeooo:paragraph-rsid="001a5853" style:font-size-asian="20pt" style:font-style-asian="italic" style:font-size-complex="20pt" style:font-style-complex="italic"/>
    </style:style>
    <style:style style:name="P20" style:family="paragraph" style:parent-style-name="Standard">
      <style:text-properties fo:font-size="20pt" fo:font-style="italic" style:text-underline-style="solid" style:text-underline-width="auto" style:text-underline-color="font-color" fo:font-weight="normal" officeooo:rsid="0015a17c" officeooo:paragraph-rsid="001a5853" style:font-size-asian="20pt" style:font-style-asian="italic" style:font-weight-asian="normal" style:font-size-complex="20pt" style:font-style-complex="italic" style:font-weight-complex="normal"/>
    </style:style>
    <style:style style:name="P21" style:family="paragraph" style:parent-style-name="Standard">
      <style:text-properties officeooo:rsid="0017b287" officeooo:paragraph-rsid="001a5853"/>
    </style:style>
    <style:style style:name="P22" style:family="paragraph" style:parent-style-name="Standard">
      <style:text-properties officeooo:paragraph-rsid="001a5853"/>
    </style:style>
    <style:style style:name="P23" style:family="paragraph" style:parent-style-name="Standard">
      <style:text-properties officeooo:rsid="0016c98c" officeooo:paragraph-rsid="001a5853"/>
    </style:style>
    <style:style style:name="P24" style:family="paragraph" style:parent-style-name="Standard">
      <style:text-properties officeooo:rsid="001bea40" officeooo:paragraph-rsid="001bea40"/>
    </style:style>
    <style:style style:name="P25" style:family="paragraph" style:parent-style-name="Standard">
      <style:paragraph-properties fo:break-before="page"/>
      <style:text-properties officeooo:rsid="001a5853" officeooo:paragraph-rsid="001a5853"/>
    </style:style>
    <style:style style:name="T1" style:family="text">
      <style:text-properties officeooo:rsid="0016c98c"/>
    </style:style>
    <style:style style:name="T2" style:family="text">
      <style:text-properties officeooo:rsid="001940af"/>
    </style:style>
    <style:style style:name="T3" style:family="text">
      <style:text-properties officeooo:rsid="001a1b66"/>
    </style:style>
    <style:style style:name="T4" style:family="text">
      <style:text-properties style:text-underline-style="solid" style:text-underline-width="auto" style:text-underline-color="font-color"/>
    </style:style>
    <style:style style:name="T5" style:family="text">
      <style:text-properties officeooo:rsid="001a5853"/>
    </style:style>
    <style:style style:name="T6" style:family="text">
      <style:text-properties fo:font-size="20pt" fo:font-style="italic" style:text-underline-style="solid" style:text-underline-width="auto" style:text-underline-color="font-color" officeooo:rsid="0016036c" style:font-size-asian="20pt" style:font-style-asian="italic" style:font-size-complex="20pt" style:font-style-complex="italic"/>
    </style:style>
    <style:style style:name="T7" style:family="text">
      <style:text-properties fo:font-size="20pt" fo:font-style="italic" style:text-underline-style="solid" style:text-underline-width="auto" style:text-underline-color="font-color" officeooo:rsid="001a5853" style:font-size-asian="20pt" style:font-style-asian="italic" style:font-size-complex="20pt" style:font-style-complex="italic"/>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style:text-underline-style="none"/>
    </style:style>
    <style:style style:name="T10" style:family="text">
      <style:text-properties officeooo:rsid="001cf0fb"/>
    </style:style>
    <style:style style:name="T11" style:family="text">
      <style:text-properties officeooo:rsid="001e6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ning</text:p>
      <text:p text:style-name="Standard"/>
      <text:p text:style-name="P13">Phase 1 :</text:p>
      <text:p text:style-name="P11"><text:span text:style-name="T6">Répartition des t</text:span><text:span text:style-name="T7">â</text:span><text:span text:style-name="T6">ches :</text:span></text:p>
      <text:p text:style-name="P5">Alexis :</text:p>
      <text:p text:style-name="P6">- Inscription</text:p>
      <text:p text:style-name="P6">- Connexion</text:p>
      <text:p text:style-name="P6"/>
      <text:p text:style-name="P5">Florian :</text:p>
      <text:p text:style-name="P6">- Présentation</text:p>
      <text:p text:style-name="P6">- Page de recherche</text:p>
      <text:p text:style-name="P6"/>
      <text:p text:style-name="P5">Thémis :</text:p>
      <text:p text:style-name="P2">- <text:span text:style-name="T1">CSS</text:span></text:p>
      <text:p text:style-name="P2">- <text:span text:style-name="T1">Profil</text:span></text:p>
      <text:p text:style-name="P2">- <text:span text:style-name="T1">Admin</text:span></text:p>
      <text:p text:style-name="P2">- <text:span text:style-name="T1">Inscription</text:span></text:p>
      <text:p text:style-name="P2"/>
      <text:p text:style-name="P2"/>
      <text:p text:style-name="P3">Problèmes humains :</text:p>
      <text:p text:style-name="P8">Aucun pour le moment.</text:p>
      <text:p text:style-name="P2"/>
      <text:p text:style-name="P3">Problèmes organisationnels :</text:p>
      <text:p text:style-name="P7">On n’avait pas assez de temps en classe, donc, on travaille le plus souvent chez nous, <text:span text:style-name="T2">et donc sans les uns les autres.</text:span></text:p>
      <text:p text:style-name="P2"/>
      <text:p text:style-name="P4">Problèmes techniques :</text:p>
      <text:p text:style-name="P9"><text:a xlink:type="simple" xlink:href="https://emojiterra.com/fr/cool/" text:style-name="Internet_20_link" text:visited-style-name="Visited_20_Internet_20_Link"><text:span text:style-name="T3">I</text:span></text:a><text:span text:style-name="T3">l y a des fois on l’on veut faire quelque chose (souvent inspiré d’un autre site internet) et que l’on n’a pas les connaissances pour le faire. Le cours explique souvent mal, et on doit chercher sur internet.</text:span></text:p>
      <text:p text:style-name="P10">On voulait des images pour le fond ou pour un logo, mais nous n’avions pas les connaissances et les capacités pour le faire seuls.</text:p>
      <text:p text:style-name="P2"/>
      <text:p text:style-name="P2"/>
      <text:p text:style-name="P3">Solutions :</text:p>
      <text:p text:style-name="P10"><text:span text:style-name="T4">problèmes humains :</text:span> -</text:p>
      <text:p text:style-name="P10"><text:span text:style-name="T4">problèmes organisationnels :</text:span> On a communiqué via les réseaux et avons distribués les choses à faire en classe lorsqu’on se voyait. Comme ça, on pouvait continuer le travail chacun de notre côté.</text:p>
      <text:p text:style-name="P10"><text:span text:style-name="T4">problèmes techniques :</text:span> On ua utilisé internet afin de trouver des solutions à nos problèmes et ce que l’on voulait faire. </text:p>
      <text:p text:style-name="P10">On a utilisé chatgpt pour générer des images et des logos.</text:p>
      <text:p text:style-name="P10"><text:line-break/></text:p>
      <text:p text:style-name="P25"><text:span text:style-name="T8">Phase 2 :</text:span></text:p>
      <text:p text:style-name="P22"><text:span text:style-name="T6">Répartition des t</text:span><text:span text:style-name="T7">â</text:span><text:span text:style-name="T6">ches :</text:span></text:p>
      <text:p text:style-name="P12">Alexis :</text:p>
      <text:p text:style-name="P16">- <text:span text:style-name="T5">Création des voyages</text:span></text:p>
      <text:p text:style-name="P16"/>
      <text:p text:style-name="P12">Florian :</text:p>
      <text:p text:style-name="P17">- <text:span text:style-name="T5">Connexion</text:span></text:p>
      <text:p text:style-name="P16">- <text:span text:style-name="T5">Affichage, recherche et enregistrement des voyages</text:span></text:p>
      <text:p text:style-name="P16"/>
      <text:p text:style-name="P23"><text:span text:style-name="T4">Thémis :</text:span></text:p>
      <text:p text:style-name="P18">- <text:span text:style-name="T1">Inscription</text:span></text:p>
      <text:p text:style-name="P18">- <text:span text:style-name="T5">Modification et affichages des pages profil et admin</text:span></text:p>
      <text:p text:style-name="P18"/>
      <text:p text:style-name="P18"/>
      <text:p text:style-name="P19">Problèmes humains :</text:p>
      <text:p text:style-name="P24">A cause de la charge de travail dans les autres matières, nous n’avions pas beaucoup de temps pour le projet d’informatique, et l’avons commencé à la fin de la première semaine sur les deux données. <text:span text:style-name="T10">La quantité de contenu de</text:span><text:span text:style-name="T11">mandée était aussi beaucoup.</text:span></text:p>
      <text:p text:style-name="P18"/>
      <text:p text:style-name="P19">Problèmes organisationnels :</text:p>
      <text:p text:style-name="P21">On n’avait pas assez de temps en classe, donc, on travaille le plus souvent chez nous, <text:span text:style-name="T2">et donc sans les uns les autres.</text:span></text:p>
      <text:p text:style-name="P18"/>
      <text:p text:style-name="P20">Problèmes techniques :</text:p>
      <text:p text:style-name="P22"><text:a xlink:type="simple" xlink:href="https://emojiterra.com/fr/cool/" text:style-name="Internet_20_link" text:visited-style-name="Visited_20_Internet_20_Link"><text:span text:style-name="T3">I</text:span></text:a><text:span text:style-name="T3">l y a des fois on l’on veut faire quelque chose (souvent inspiré d’un autre site internet) et que l’on n’a pas les connaissances pour le faire. Le cours explique souvent mal, et on doit chercher sur internet.</text:span></text:p>
      <text:p text:style-name="P15">On voulait des images pour le fond ou pour un logo, mais nous n’avions pas les connaissances et les capacités pour le faire seuls.</text:p>
      <text:p text:style-name="P18"/>
      <text:p text:style-name="P18"/>
      <text:p text:style-name="P19">Solutions :</text:p>
      <text:p text:style-name="P15"><text:span text:style-name="T4">problèmes humains :</text:span> -</text:p>
      <text:p text:style-name="P15"><text:span text:style-name="T4">problèmes organisationnels :</text:span> On a communiqué via les réseaux et avons distribués les choses à faire en classe lorsqu’on se voyait. Comme ça, on pouvait continuer le travail chacun de notre côté.</text:p>
      <text:p text:style-name="P15"><text:span text:style-name="T4">problèmes techniques :</text:span> On ua utilisé internet afin de trouver des solutions à nos problèmes et ce que l’on voulait faire. </text:p>
      <text:p text:style-name="P15">On a utilisé chatgpt pour générer des images et des log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6T10:01:16.133448616</meta:creation-date>
    <dc:date>2025-03-26T20:49:25</dc:date>
    <meta:editing-duration>P1DT23H7M33S</meta:editing-duration>
    <meta:editing-cycles>8</meta:editing-cycles>
    <meta:generator>LibreOffice/7.0.2.2$Windows_X86_64 LibreOffice_project/8349ace3c3162073abd90d81fd06dcfb6b36b994</meta:generator>
    <meta:document-statistic meta:table-count="0" meta:image-count="0" meta:object-count="0" meta:page-count="2" meta:paragraph-count="49" meta:word-count="444" meta:character-count="2506" meta:non-whitespace-character-count="2107"/>
  </office:meta>
</office:document-meta>
</file>